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 officeooo:rsid="0016b8f9" officeooo:paragraph-rsid="000e6296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16b8f9" officeooo:paragraph-rsid="00103de1"/>
    </style:style>
    <style:style style:name="P3" style:family="paragraph" style:parent-style-name="Standard">
      <style:paragraph-properties fo:text-align="center" style:justify-single-word="false"/>
      <style:text-properties style:font-name="FreeMono" officeooo:rsid="0016b8f9" officeooo:paragraph-rsid="00113914"/>
    </style:style>
    <style:style style:name="P4" style:family="paragraph" style:parent-style-name="Standard">
      <style:paragraph-properties fo:text-align="center" style:justify-single-word="false"/>
      <style:text-properties style:font-name="FreeMono" officeooo:rsid="0016b8f9" officeooo:paragraph-rsid="0014e2ed"/>
    </style:style>
    <style:style style:name="P5" style:family="paragraph" style:parent-style-name="Standard">
      <style:paragraph-properties fo:text-align="center" style:justify-single-word="false"/>
      <style:text-properties style:font-name="FreeMono" officeooo:rsid="0016b8f9" officeooo:paragraph-rsid="00151c76"/>
    </style:style>
    <style:style style:name="P6" style:family="paragraph" style:parent-style-name="Standard">
      <style:paragraph-properties fo:text-align="center" style:justify-single-word="false"/>
      <style:text-properties style:font-name="FreeMono" officeooo:rsid="0016b8f9" officeooo:paragraph-rsid="0016c2d5"/>
    </style:style>
    <style:style style:name="P7" style:family="paragraph" style:parent-style-name="Standard">
      <style:paragraph-properties fo:text-align="center" style:justify-single-word="false"/>
      <style:text-properties style:font-name="FreeMono" officeooo:rsid="00113914" officeooo:paragraph-rsid="00113914"/>
    </style:style>
    <style:style style:name="P8" style:family="paragraph" style:parent-style-name="Standard">
      <style:paragraph-properties fo:text-align="center" style:justify-single-word="false"/>
      <style:text-properties style:font-name="FreeMono" officeooo:rsid="00113914" officeooo:paragraph-rsid="0014e2ed"/>
    </style:style>
    <style:style style:name="P9" style:family="paragraph" style:parent-style-name="Standard">
      <style:paragraph-properties fo:text-align="center" style:justify-single-word="false"/>
      <style:text-properties style:font-name="FreeMono" officeooo:rsid="00113914" officeooo:paragraph-rsid="00151c76"/>
    </style:style>
    <style:style style:name="P10" style:family="paragraph" style:parent-style-name="Standard">
      <style:paragraph-properties fo:text-align="center" style:justify-single-word="false"/>
      <style:text-properties style:font-name="FreeMono" officeooo:rsid="00113914" officeooo:paragraph-rsid="0016c2d5"/>
    </style:style>
    <style:style style:name="P11" style:family="paragraph" style:parent-style-name="Standard">
      <style:paragraph-properties fo:text-align="center" style:justify-single-word="false"/>
      <style:text-properties style:font-name="FreeMono" officeooo:rsid="00151c76" officeooo:paragraph-rsid="00151c76"/>
    </style:style>
    <style:style style:name="P12" style:family="paragraph" style:parent-style-name="Standard">
      <style:paragraph-properties fo:text-align="center" style:justify-single-word="false"/>
      <style:text-properties style:font-name="FreeMono" officeooo:rsid="00151c76" officeooo:paragraph-rsid="0016c2d5"/>
    </style:style>
    <style:style style:name="T1" style:family="text">
      <style:text-properties officeooo:rsid="000e629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5ecb"/>
    </style:style>
    <style:style style:name="T4" style:family="text">
      <style:text-properties style:text-underline-style="solid" style:text-underline-width="auto" style:text-underline-color="font-color" officeooo:rsid="00103de1"/>
    </style:style>
    <style:style style:name="T5" style:family="text">
      <style:text-properties style:text-underline-style="solid" style:text-underline-width="auto" style:text-underline-color="font-color" officeooo:rsid="00113914"/>
    </style:style>
    <style:style style:name="T6" style:family="text">
      <style:text-properties style:text-underline-style="solid" style:text-underline-width="auto" style:text-underline-color="font-color" officeooo:rsid="0016c2d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13914"/>
    </style:style>
    <style:style style:name="T9" style:family="text">
      <style:text-properties style:text-underline-style="none" officeooo:rsid="000f5ecb"/>
    </style:style>
    <style:style style:name="T10" style:family="text">
      <style:text-properties style:text-underline-style="none" officeooo:rsid="00151c76"/>
    </style:style>
    <style:style style:name="T11" style:family="text">
      <style:text-properties style:text-underline-style="none" officeooo:rsid="0016c2d5"/>
    </style:style>
    <style:style style:name="T12" style:family="text">
      <style:text-properties officeooo:rsid="000f5ecb"/>
    </style:style>
    <style:style style:name="T13" style:family="text">
      <style:text-properties officeooo:rsid="00103de1"/>
    </style:style>
    <style:style style:name="T14" style:family="text">
      <style:text-properties officeooo:rsid="00113914"/>
    </style:style>
    <style:style style:name="T15" style:family="text">
      <style:text-properties officeooo:rsid="0014e2ed"/>
    </style:style>
    <style:style style:name="T16" style:family="text">
      <style:text-properties officeooo:rsid="00151c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/text:p>
      <text:p text:style-name="P3"><text:s text:c="21"/><text:span text:style-name="T2"><text:s/></text:span>__________________<text:span text:style-name="T2"> </text:span><text:s text:c="8"/></text:p>
      <text:p text:style-name="P3"><text:s text:c="13"/><text:span text:style-name="T14">|</text:span>\\ <text:s text:c="13"/>//<text:span text:style-name="T14">|</text:span></text:p>
      <text:p text:style-name="P1"><text:s text:c="15"/><text:span text:style-name="T14">|</text:span> \\ <text:s text:c="11"/>// <text:span text:style-name="T14">|</text:span> <text:s/></text:p>
      <text:p text:style-name="P1"><text:s text:c="13"/><text:span text:style-name="T14">|</text:span> <text:s/><text:span text:style-name="T1">\</text:span>\ <text:s text:c="9"/>// <text:s/><text:span text:style-name="T14">|</text:span></text:p>
      <text:p text:style-name="P1"><text:s text:c="13"/><text:span text:style-name="T14">|</text:span> <text:s text:c="2"/>\\ <text:s text:c="7"/>// <text:s text:c="2"/><text:span text:style-name="T14">|</text:span></text:p>
      <text:p text:style-name="P1"><text:s text:c="13"/><text:span text:style-name="T14">|</text:span> <text:s text:c="3"/><text:span text:style-name="T7">\</text:span><text:span text:style-name="T2">\____ _/</text:span><text:span text:style-name="T7">/ <text:s text:c="3"/></text:span><text:span text:style-name="T8">|</text:span></text:p>
      <text:p text:style-name="P1"><text:s text:c="15"/><text:span text:style-name="T14">|</text:span> <text:s text:c="4"/><text:span text:style-name="T13">|\</text:span>/ <text:s/><text:span text:style-name="T1">\/|</text:span> <text:s text:c="4"/><text:span text:style-name="T14">|</text:span> <text:s/></text:p>
      <text:p text:style-name="P1"><text:s text:c="13"/><text:span text:style-name="T14">|</text:span> <text:s text:c="4"/><text:span text:style-name="T12">|| <text:s text:c="3"/>|| <text:s text:c="4"/>|</text:span></text:p>
      <text:p text:style-name="P1"><text:s text:c="15"/><text:span text:style-name="T14">|</text:span> <text:s text:c="4"/><text:span text:style-name="T4">|</text:span><text:span text:style-name="T2">/</text:span><text:span text:style-name="T3">\ <text:s/>/\|</text:span><text:span text:style-name="T9"> <text:s text:c="4"/></text:span><text:span text:style-name="T8">|</text:span><text:span text:style-name="T9"> <text:s/></text:span></text:p>
      <text:p text:style-name="P1"><text:s text:c="13"/><text:span text:style-name="T14">|</text:span> <text:s text:c="3"/>// <text:s text:c="5"/><text:span text:style-name="T12">\\ <text:s text:c="3"/>|</text:span></text:p>
      <text:p text:style-name="P1"><text:s text:c="13"/><text:span text:style-name="T14">|</text:span> <text:s text:c="2"/>// <text:s text:c="7"/><text:span text:style-name="T12">\\ <text:s text:c="2"/>|</text:span></text:p>
      <text:p text:style-name="P1"><text:s text:c="13"/><text:span text:style-name="T14">|</text:span> <text:s/>// <text:s text:c="9"/><text:span text:style-name="T13">\\ <text:s/>|</text:span></text:p>
      <text:p text:style-name="P1"><text:s text:c="13"/><text:span text:style-name="T14">|</text:span> // <text:s text:c="11"/><text:span text:style-name="T13">\\ |</text:span></text:p>
      <text:p text:style-name="P1"><text:s text:c="8"/><text:span text:style-name="T7"><text:s text:c="5"/></text:span><text:span text:style-name="T5">|</text:span><text:span text:style-name="T2">// <text:s text:c="13"/></text:span><text:span text:style-name="T4">\\</text:span><text:span text:style-name="T5">|</text:span></text:p>
      <text:p text:style-name="P1"/>
      <text:p text:style-name="P2"><text:s text:c="13"/><text:span text:style-name="T2"><text:s text:c="20"/></text:span></text:p>
      <text:p text:style-name="P2"><text:s text:c="13"/><text:span text:style-name="T14">|</text:span>\\ <text:s text:c="13"/>//<text:span text:style-name="T14">|</text:span></text:p>
      <text:p text:style-name="P2"><text:s text:c="13"/><text:span text:style-name="T14">|</text:span> \\ <text:s text:c="11"/>// <text:span text:style-name="T14">|</text:span></text:p>
      <text:p text:style-name="P2"><text:s text:c="13"/><text:span text:style-name="T14">|</text:span> <text:s/><text:span text:style-name="T1">\</text:span>\ <text:s text:c="9"/>// <text:s/><text:span text:style-name="T14">|</text:span></text:p>
      <text:p text:style-name="P2"><text:s text:c="13"/><text:span text:style-name="T14">|</text:span> <text:s text:c="2"/><text:span text:style-name="T7">\</text:span><text:span text:style-name="T2">\___ <text:s/>_ _/</text:span><text:span text:style-name="T7">/ <text:s text:c="2"/></text:span><text:span text:style-name="T8">|</text:span></text:p>
      <text:p text:style-name="P2"><text:s text:c="16"/><text:span text:style-name="T14">|</text:span> <text:s text:c="3"/><text:span text:style-name="T13">|\</text:span>/ <text:s text:c="3"/><text:span text:style-name="T1">\/|</text:span> <text:s text:c="3"/><text:span text:style-name="T14">|</text:span> <text:s text:c="2"/></text:p>
      <text:p text:style-name="P2"><text:s text:c="13"/><text:span text:style-name="T14">|</text:span> <text:s text:c="3"/><text:span text:style-name="T12">|| <text:s text:c="5"/>|| <text:s text:c="3"/>|</text:span></text:p>
      <text:p text:style-name="P6"><text:span text:style-name="T14"><text:s text:c="13"/>|</text:span> <text:s text:c="3"/><text:span text:style-name="T12">|| <text:s text:c="5"/>|| <text:s text:c="3"/>|</text:span></text:p>
      <text:p text:style-name="P2"><text:s text:c="13"/><text:span text:style-name="T14">|</text:span> <text:s text:c="3"/><text:span text:style-name="T14">|| <text:s text:c="5"/>|| <text:s text:c="3"/>|</text:span></text:p>
      <text:p text:style-name="P2"><text:s text:c="13"/><text:span text:style-name="T14">|</text:span> <text:s text:c="3"/><text:span text:style-name="T4">|</text:span><text:span text:style-name="T2">/</text:span><text:span text:style-name="T3">\ <text:s text:c="3"/>/\|</text:span><text:span text:style-name="T9"> <text:s text:c="3"/></text:span><text:span text:style-name="T8">|</text:span></text:p>
      <text:p text:style-name="P2"><text:s text:c="13"/><text:span text:style-name="T14">|</text:span> <text:s text:c="2"/>// <text:s text:c="7"/><text:span text:style-name="T12">\\ <text:s text:c="2"/>|</text:span></text:p>
      <text:p text:style-name="P2"><text:s text:c="13"/><text:span text:style-name="T14">|</text:span> <text:s/>// <text:s text:c="9"/><text:span text:style-name="T13">\\ <text:s/>|</text:span></text:p>
      <text:p text:style-name="P2"><text:s text:c="13"/><text:span text:style-name="T14">|</text:span> // <text:s text:c="11"/><text:span text:style-name="T13">\\ |</text:span></text:p>
      <text:p text:style-name="P2"><text:s text:c="13"/><text:span text:style-name="T5">|</text:span><text:span text:style-name="T2">// <text:s text:c="13"/></text:span><text:span text:style-name="T4">\\</text:span><text:span text:style-name="T5">|</text:span></text:p>
      <text:p text:style-name="P2"/>
      <text:p text:style-name="P3"><text:s text:c="13"/><text:span text:style-name="T2"><text:s text:c="20"/></text:span></text:p>
      <text:p text:style-name="P3"><text:s text:c="14"/><text:span text:style-name="T14">|</text:span>\\ <text:s text:c="13"/>//<text:span text:style-name="T14">|</text:span> </text:p>
      <text:p text:style-name="P3"><text:s text:c="13"/><text:span text:style-name="T14">|</text:span> \\ <text:s text:c="11"/>// <text:span text:style-name="T14">|</text:span></text:p>
      <text:p text:style-name="P3"><text:s text:c="13"/><text:span text:style-name="T14">|</text:span> <text:s/><text:span text:style-name="T7">\</text:span><text:span text:style-name="T2">\___ <text:s/>_ <text:s text:c="2"/>_/</text:span><text:span text:style-name="T7">/ <text:s/></text:span><text:span text:style-name="T8">|</text:span></text:p>
      <text:p text:style-name="P3"><text:s text:c="17"/><text:span text:style-name="T14">|</text:span> <text:s text:c="2"/><text:span text:style-name="T13">|\</text:span>/ <text:s text:c="5"/><text:span text:style-name="T1">\/|</text:span> <text:s text:c="2"/><text:span text:style-name="T14">|</text:span> <text:s text:c="3"/></text:p>
      <text:p text:style-name="P3"><text:s text:c="13"/><text:span text:style-name="T14">|</text:span> <text:s text:c="2"/><text:span text:style-name="T14">|| <text:s text:c="7"/>|| <text:s text:c="2"/>|</text:span></text:p>
      <text:p text:style-name="P3"><text:s text:c="13"/><text:span text:style-name="T14">|</text:span> <text:s text:c="2"/><text:span text:style-name="T14">|| <text:s text:c="7"/>|| <text:s text:c="2"/>|</text:span></text:p>
      <text:p text:style-name="P6"><text:span text:style-name="T14"><text:s text:c="13"/>|</text:span> <text:s text:c="2"/><text:span text:style-name="T14">|| <text:s text:c="7"/>|| <text:s text:c="2"/>|</text:span></text:p>
      <text:p text:style-name="P6"><text:span text:style-name="T14"><text:s text:c="13"/>|</text:span> <text:s text:c="2"/><text:span text:style-name="T14">|| <text:s text:c="7"/>|| <text:s text:c="2"/>|</text:span></text:p>
      <text:p text:style-name="P7"><text:s text:c="13"/>| <text:s text:c="2"/>|| <text:s text:c="7"/>|| <text:s text:c="2"/>|</text:p>
      <text:p text:style-name="P3"><text:s text:c="13"/><text:span text:style-name="T14">|</text:span> <text:s text:c="2"/><text:span text:style-name="T4">|</text:span><text:span text:style-name="T2">/</text:span><text:span text:style-name="T3">\ <text:s text:c="5"/>/\|</text:span><text:span text:style-name="T9"> <text:s text:c="2"/></text:span><text:span text:style-name="T8">|</text:span></text:p>
      <text:p text:style-name="P3"><text:s text:c="13"/><text:span text:style-name="T14">|</text:span> <text:s/>// <text:s text:c="9"/><text:span text:style-name="T13">\\ <text:s/>|</text:span></text:p>
      <text:p text:style-name="P3"><text:s text:c="13"/><text:span text:style-name="T14">|</text:span> // <text:s text:c="11"/><text:span text:style-name="T13">\\ |</text:span></text:p>
      <text:p text:style-name="P3"><text:s text:c="13"/><text:span text:style-name="T5">|</text:span><text:span text:style-name="T2">// <text:s text:c="13"/></text:span><text:span text:style-name="T4">\\</text:span><text:span text:style-name="T5">|</text:span></text:p>
      <text:p text:style-name="P3"><text:span text:style-name="T5"/></text:p>
      <text:p text:style-name="P4"><text:s text:c="13"/><text:span text:style-name="T2"><text:s text:c="20"/></text:span></text:p>
      <text:p text:style-name="P4"><text:s text:c="14"/><text:span text:style-name="T14">|</text:span>\\ <text:s text:c="13"/>//<text:span text:style-name="T14">|</text:span> </text:p>
      <text:p text:style-name="P4"><text:s text:c="13"/><text:span text:style-name="T14">|</text:span> <text:span text:style-name="T2">\\ <text:s text:c="11"/>//</text:span> <text:span text:style-name="T15">|</text:span></text:p>
      <text:p text:style-name="P4"><text:s text:c="17"/><text:span text:style-name="T14">|</text:span> <text:s text:c="2"/><text:span text:style-name="T13">|\</text:span>/ <text:s text:c="5"/><text:span text:style-name="T1">\/|</text:span> <text:s text:c="2"/><text:span text:style-name="T14">|</text:span> <text:s text:c="3"/></text:p>
      <text:p text:style-name="P4"><text:s text:c="13"/><text:span text:style-name="T14">|</text:span> <text:s text:c="2"/><text:span text:style-name="T14">|| <text:s text:c="7"/>|| <text:s text:c="2"/>|</text:span></text:p>
      <text:p text:style-name="P4"><text:s text:c="13"/><text:span text:style-name="T14">|</text:span> <text:s text:c="2"/><text:span text:style-name="T14">|| <text:s text:c="7"/>|| <text:s text:c="2"/>|</text:span></text:p>
      <text:p text:style-name="P6"><text:span text:style-name="T14"><text:s text:c="13"/>|</text:span> <text:s text:c="2"/><text:span text:style-name="T14">|| <text:s text:c="7"/>|| <text:s text:c="2"/>|</text:span></text:p>
      <text:p text:style-name="P6"><text:span text:style-name="T14"><text:s text:c="13"/>|</text:span> <text:s text:c="2"/><text:span text:style-name="T14">|| <text:s text:c="7"/>|| <text:s text:c="2"/>|</text:span></text:p>
      <text:p text:style-name="P6"><text:span text:style-name="T14"><text:s text:c="13"/>|</text:span> <text:s text:c="2"/><text:span text:style-name="T14">|| <text:s text:c="7"/>|| <text:s text:c="2"/>|</text:span></text:p>
      <text:p text:style-name="P4"><text:span text:style-name="T15"><text:s text:c="13"/>|</text:span> <text:s text:c="2"/><text:span text:style-name="T15">||</text:span> <text:s text:c="7"/><text:span text:style-name="T15">|| <text:s text:c="2"/>|</text:span></text:p>
      <text:p text:style-name="P8"><text:s text:c="13"/>| <text:s text:c="2"/>|| <text:s text:c="7"/>|| <text:s text:c="2"/>|</text:p>
      <text:p text:style-name="P4"><text:s text:c="13"/><text:span text:style-name="T16">|</text:span> <text:s/><text:span text:style-name="T4"><text:s/></text:span><text:span text:style-name="T2">/</text:span><text:span text:style-name="T3">\ <text:s text:c="7"/>/\ </text:span><text:span text:style-name="T9"><text:s text:c="2"/></text:span><text:span text:style-name="T10">|</text:span></text:p>
      <text:p text:style-name="P4"><text:s text:c="13"/><text:span text:style-name="T14">|</text:span> // <text:s text:c="11"/><text:span text:style-name="T13">\\ |</text:span></text:p>
      <text:p text:style-name="P4"><text:span text:style-name="T8"><text:s text:c="13"/></text:span><text:span text:style-name="T5">|</text:span><text:span text:style-name="T2">// <text:s text:c="13"/></text:span><text:span text:style-name="T4">\\</text:span><text:span text:style-name="T5">|</text:span></text:p>
      <text:p text:style-name="P4"><text:soft-page-break/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 text:c="15"/><text:span text:style-name="T2"><text:s text:c="20"/></text:span></text:p>
      <text:p text:style-name="P5"><text:s text:c="24"/><text:span text:style-name="T16">|</text:span> <text:span text:style-name="T2">\\ <text:s text:c="11"/>//</text:span> <text:span text:style-name="T16">|</text:span> <text:s text:c="8"/></text:p>
      <text:p text:style-name="P5"><text:s text:c="19"/><text:span text:style-name="T16">|</text:span> <text:span text:style-name="T13">|\</text:span>/ <text:s text:c="9"/><text:span text:style-name="T1">\/|</text:span> <text:span text:style-name="T16">|</text:span> <text:s text:c="3"/></text:p>
      <text:p text:style-name="P5"><text:s text:c="15"/><text:span text:style-name="T16">|</text:span> <text:span text:style-name="T14">|| <text:s text:c="11"/>|| |</text:span></text:p>
      <text:p text:style-name="P5"><text:s text:c="15"/><text:span text:style-name="T16">|</text:span> <text:span text:style-name="T14">|| <text:s text:c="11"/>|| |</text:span></text:p>
      <text:p text:style-name="P11"><text:s text:c="15"/>| || <text:s text:c="11"/>|| |</text:p>
      <text:p text:style-name="P12"><text:s text:c="15"/>| || <text:s text:c="11"/>|| |</text:p>
      <text:p text:style-name="P12"><text:s text:c="15"/>| || <text:s text:c="11"/>|| |</text:p>
      <text:p text:style-name="P12"><text:s text:c="15"/>| || <text:s text:c="11"/>|| |</text:p>
      <text:p text:style-name="P5"><text:span text:style-name="T15"><text:s text:c="15"/>|</text:span> <text:span text:style-name="T15">|| <text:s/></text:span><text:s text:c="10"/><text:span text:style-name="T15">|| |</text:span></text:p>
      <text:p text:style-name="P12"><text:s text:c="15"/>| || <text:s text:c="11"/>|| |</text:p>
      <text:p text:style-name="P9"><text:s text:c="15"/><text:span text:style-name="T16">|</text:span> || <text:s text:c="11"/>|| <text:span text:style-name="T16">|</text:span></text:p>
      <text:p text:style-name="P5"><text:s text:c="9"/><text:span text:style-name="T14"><text:s text:c="6"/>| </text:span><text:span text:style-name="T4">|</text:span><text:span text:style-name="T2">/</text:span><text:span text:style-name="T3">\ <text:s text:c="9"/>/\|</text:span><text:span text:style-name="T9"> </text:span><text:span text:style-name="T10">|</text:span></text:p>
      <text:p text:style-name="P5"><text:span text:style-name="T8"><text:s text:c="15"/></text:span><text:span text:style-name="T5">|// <text:s text:c="13"/></text:span><text:span text:style-name="T4">\\</text:span><text:span text:style-name="T5">|</text:span></text:p>
      <text:p text:style-name="P5"><text:span text:style-name="T5"/></text:p>
      <text:p text:style-name="P6"><text:s text:c="15"/><text:span text:style-name="T2"><text:s text:c="20"/>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17"/>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17"/>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17"/>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11"><text:s text:c="15"/></text:span><text:span text:style-name="T6">| <text:s text:c="17"/>|</text:span></text:p>
      <text:p text:style-name="P3"><text:span text:style-name="T5"/></text:p>
      <text:p text:style-name="P6"><text:s text:c="15"/><text:span text:style-name="T2"><text:s text:c="20"/>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2"/>Whoa... <text:s text:c="7"/>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17"/>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17"/>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11"><text:s text:c="15"/></text:span><text:span text:style-name="T6">| <text:s text:c="17"/>|</text:span></text:p>
      <text:p text:style-name="P6"><text:span text:style-name="T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 text:c="15"/><text:span text:style-name="T2"><text:s text:c="20"/>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2"/>...Where am I? 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17"/>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8"><text:s text:c="24"/></text:span><text:span text:style-name="T11">| <text:s text:c="17"/>|</text:span><text:span text:style-name="T8"> <text:s text:c="8"/></text:span></text:p>
      <text:p text:style-name="P6"><text:s text:c="15"/><text:span text:style-name="T11">| <text:s text:c="17"/>|</text:span></text:p>
      <text:p text:style-name="P6"><text:span text:style-name="T11"><text:s text:c="15"/>| <text:s text:c="17"/>|</text:span></text:p>
      <text:p text:style-name="P6"><text:span text:style-name="T11"><text:s text:c="15"/>| <text:s text:c="17"/>|</text:span></text:p>
      <text:p text:style-name="P6"><text:span text:style-name="T11"><text:s text:c="15"/></text:span><text:span text:style-name="T6">| <text:s text:c="17"/>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0:45:14.477754014</meta:creation-date>
    <dc:date>2020-04-24T17:48:45.442352088</dc:date>
    <meta:editing-duration>P2DT6H12M1S</meta:editing-duration>
    <meta:editing-cycles>4</meta:editing-cycles>
    <meta:generator>LibreOffice/6.1.5.2$Linux_ARM_EABI LibreOffice_project/10$Build-2</meta:generator>
    <meta:document-statistic meta:table-count="0" meta:image-count="0" meta:object-count="0" meta:page-count="3" meta:paragraph-count="113" meta:word-count="327" meta:character-count="4052" meta:non-whitespace-character-count="538"/>
  </office:meta>
</office:document-meta>
</file>